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999966"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style:font-name="Hiragino Kaku Gothic Pro"/>
    </style:style>
    <style:style style:name="T3" style:family="text">
      <style:text-properties fo:color="#ff0000"/>
    </style:style>
    <style:style style:name="T4" style:family="text">
      <style:text-properties fo:color="#0066ff"/>
    </style:style>
    <style:style style:name="T5" style:family="text">
      <style:text-properties fo:color="#ff00ff"/>
    </style:style>
    <style:style style:name="T6" style:family="text">
      <style:text-properties fo: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2 : Serveur Thread Consultation</text:p>
      <text:p text:style-name="P2"/>
      <text:p text:style-name="P3"><text:span text:style-name="T4">void</text:span><text:tab/>*consultation(<text:span text:style-name="T4">void</text:span> *param){</text:p>
      <text:p text:style-name="P3"><text:tab/></text:p>
      <text:p text:style-name="P4"><text:tab/>/* Boucle infini afin de traiter en continu les demandes de consultation */</text:p>
      <text:p text:style-name="P3"><text:tab/><text:span text:style-name="T3">while</text:span> (1)</text:p>
      <text:p text:style-name="P3"><text:tab/>{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<text:span text:style-name="T3">sizeof</text:span>(msg), 1, 0) ;</text:p>
      <text:p text:style-name="P3"/>
      <text:p text:style-name="P3"><text:tab/><text:tab/><text:span text:style-name="T1">/* Remplissage de la réponse via copie de la mémoire a cet instant */</text:span></text:p>
      <text:p text:style-name="P3"><text:tab/><text:tab/>rep.data = ft_list_copy(mem) ;</text:p>
      <text:p text:style-name="P3"/>
      <text:p text:style-name="P3"><text:tab/><text:tab/><text:span text:style-name="T1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1">/* Ecriture du message de retour */</text:span></text:p>
      <text:p text:style-name="P3"><text:tab/><text:tab/>sprintf(rep.info, <text:span text:style-name="T5">« Liste des spectacles </text:span><text:span text:style-name="T6">\n</text:span><text:span text:style-name="T5">»</text:span>) ;</text:p>
      <text:p text:style-name="P3"/>
      <text:p text:style-name="P3"><text:tab/><text:tab/><text:span text:style-name="T1">/* Envoie de la réponse */</text:span></text:p>
      <text:p text:style-name="P3"><text:tab/><text:tab/><text:span text:style-name="T2">msgsnd(msqid, &amp;rep, </text:span><text:span text:style-name="T3">sizeof</text:span><text:span text:style-name="T2">(rep), 0) ;</text:span></text:p>
      <text:p text:style-name="P3"><text:tab/>}</text:p>
      <text:p text:style-name="P3">}</text:p>
      <text:p text:style-name="P3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08:12</meta:creation-date>
    <dc:date>2019-01-27T19:59:25</dc:date>
    <dc:creator>bill tremendous</dc:creator>
    <meta:editing-duration>PT57M58S</meta:editing-duration>
    <meta:editing-cycles>10</meta:editing-cycles>
    <meta:generator>OpenOffice/4.1.5$Unix OpenOffice.org_project/415m1$Build-9789</meta:generator>
    <meta:document-statistic meta:table-count="0" meta:image-count="0" meta:object-count="0" meta:page-count="1" meta:paragraph-count="21" meta:word-count="109" meta:character-count="651"/>
  </office:meta>
</office:document-meta>
</file>